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umero_pedido</text:p>
          </table:table-cell>
          <table:table-cell office:value-type="string" table:style-name="ce1">
            <text:p>codigo_articulo</text:p>
          </table:table-cell>
          <table:table-cell office:value-type="string" table:style-name="ce1">
            <text:p>unidad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named-expressions>
        <table:named-range table:name="PRODUCTOS__PEDIDOS" table:cell-range-address="productos_pedidos.$A$1:productos_pedidos.$C$56" table:base-cell-address="productos_pedidos.$A$1"/>
      </table:named-expressions>
      <table:database-ranges>
        <table:database-range table:target-range-address="productos_pedidos.A1:productos_pedidos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IRO RAMOS</meta:initial-creator>
    <dc:creator>USA</dc:creator>
    <meta:creation-date>2021-05-16T12:29:36Z</meta:creation-date>
    <dc:date>2021-06-13T17:37:07Z</dc:date>
  </office:meta>
</office:document-meta>
</file>